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Normal">
      <style:paragraph-properties fo:margin-top="0.423cm" fo:margin-bottom="0.423cm"/>
    </style:style>
    <style:style style:name="T3_1" style:family="text"/>
    <style:style style:name="T3_2" style:family="text"/>
    <style:style style:name="T3_3" style:family="text">
      <style:text-properties fo:color="#0000ee" fo:language="none" fo:language-asian="none" fo:language-complex="none" style:text-underline-style="solid" style:text-underline-color="font-color"/>
    </style:style>
    <style:style style:name="T3_4" style:family="text"/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Missing<text:s/>Cat<text:s/></text:span></text:h>
      <text:p text:style-name="P2"><text:span text:style-name="T2_1">Published<text:s/>Date<text:s/>:<text:s/>November<text:s/>13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/text:p>
      <text:p text:style-name="P3"><text:span text:style-name="T3_1">Shannon<text:s/>Turner<text:s/></text:span><text:span text:style-name="T3_2"><text:a xlink:type="simple" xlink:href="https://www.facebook.com/groups/MIGratiotInformed/permalink/2629527753736914/"><text:span text:style-name="T3_3">reports</text:span></text:a></text:span><text:span text:style-name="T3_4"><text:s/>that<text:s/>her<text:s/>six<text:s/>year<text:s/>old<text:s/>male<text:s/>cat<text:s/>has<text:s/>gone<text:s/>missing.<text:s/>“Desperately<text:s/>missed<text:s/>by<text:s/>entire<text:s/>family,”<text:s/>her<text:s/>posted<text:s/>image<text:s/>reads.<text:s/>“Please<text:s/>call<text:s/>if<text:s/>seen.”<text:s/>The<text:s/>post<text:s/>includes<text:s/>a<text:s/>photo<text:s/>of<text:s/>Jack,<text:s/>who<text:s/>has<text:s/>grey<text:s/>hair.<text:s/>Anybody<text:s/>who<text:s/>finds<text:s/>Jack<text:s/>is<text:s/>asked<text:s/>to<text:s/>call<text:s/>(989)<text:s/>317-5299.</text:span></text:p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